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ludeCacheManagerSession.setPreemptiv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CacheManagerSession.getExpiresValidi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cludeCacheManagerSession.getExpi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CacheManagerSession.getCacheStorage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CacheManagerSession.resolveURI( String uri , Source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cludeCacheManagerSession.isPurg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CacheManagerSession.isPreemp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CacheManagerSession.isParall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CacheManagerSession.get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cludeCacheManagerSession.IncludeCacheManagerSession( Parameters configuration , IncludeCacheStorageProxy prox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cludeCacheManagerSession.cleanup( Source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cludeCacheManagerSession.add( String uri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cludeCacheManagerS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